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page</text:p>
      <text:p text:style-name="Standard"/>
      <text:p text:style-name="P1">Second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Mirko Nasato</meta:initial-creator>
    <meta:creation-date>2006-11-18T21:19:56</meta:creation-date>
    <dc:creator>Mirko Nasato</dc:creator>
    <dc:date>2006-11-18T21:23:16</dc:date>
    <dc:language>en-GB</dc:language>
    <meta:editing-cycles>3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" meta:word-count="4" meta:character-count="21"/>
  </office:meta>
</office:document-meta>
</file>